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09-06" calcext:value-type="date">
            <text:p>06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2-06" calcext:value-type="date">
            <text:p>06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3-10" calcext:value-type="date">
            <text:p>10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6-06" calcext:value-type="date">
            <text:p>06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7-07" calcext:value-type="date">
            <text:p>07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56"/>
          <table:table-cell table:style-name="ce74" table:formula="of:=[.C13]-[.F13]" office:value-type="float" office:value="300" calcext:value-type="float">
            <text:p>300,00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13])" office:value-type="float" office:value="300" calcext:value-type="float">
            <text:p>300,00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6.063675791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01">00/00/0000</text:date></text:span><text:span text:style-name="MT6"><text:s/>- </text:span><text:span text:style-name="MT6"><text:time style:data-style-name="N2" text:time-value="14:41:06.065225785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6.0688041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1:06.456091397</dc:date>
    <dc:language>pt-PT</dc:language>
    <meta:editing-cycles>646</meta:editing-cycles>
    <meta:editing-duration>P3DT14H27M31S</meta:editing-duration>
    <meta:print-date>2022-12-01T16:36:33.088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